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1.898cm" fo:break-before="auto" style:use-optimal-row-height="false"/>
    </style:style>
    <style:style style:name="ro15" style:family="table-row">
      <style:table-row-properties style:row-height="0.991cm" fo:break-before="auto" style:use-optimal-row-height="false"/>
    </style:style>
    <style:style style:name="ro16" style:family="table-row">
      <style:table-row-properties style:row-height="1.42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ro19" style:family="table-row">
      <style:table-row-properties style:row-height="0.631cm" fo:break-before="auto" style:use-optimal-row-height="true"/>
    </style:style>
    <style:style style:name="ro2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1_tasks.H50"/>
    </style:style>
    <style:style style:name="ce5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18T12:02:54.33">
            <text:p>2020/9/18 12:0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70]);&quot;)&quot;)" office:value-type="string" office:string-value="sn(48.1)">
            <text:p>sn(48.1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59cm" draw:caption-point-x="-0.61cm" draw:caption-point-y="0.522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9-18T12:02:54.43">
            <text:p>20/09/18 12:0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9.2">
            <text:p>29.2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30">
            <text:p>3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4">
            <text:p>3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5">
            <text:p>3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36">
            <text:p>3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7">
            <text:p>37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8">
            <text:p>38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">
            <text:p>3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1">
            <text:p>39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2">
            <text:p>39.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1">
            <text:p>4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1.1">
            <text:p>41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4" office:value-type="float" office:value="42">
            <text:p>42</text:p>
          </table:table-cell>
          <table:table-cell table:style-name="ce16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34" office:value-type="date" office:date-value="2020-08-26T16:22:25.91">
            <text:p>08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3">
            <text:p>43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28" table:number-columns-repeated="2"/>
          <table:table-cell table:style-name="ce34" office:value-type="date" office:date-value="2020-08-28T11:38:21.09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4">
            <text:p>4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trading result list”</text:p>
            <text:p><text:s/>1) as content ==&gt; add : “BUY” or “SELL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8-28T11:40:54.53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3.1">
            <text:p>43.1</text:p>
          </table:table-cell>
          <table:table-cell table:style-name="ce16" office:value-type="string">
            <text:p>observe</text:p>
          </table:table-cell>
          <table:table-cell table:style-name="ce2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28" table:number-columns-repeated="2"/>
          <table:table-cell table:style-name="ce34" office:value-type="date" office:date-value="2020-08-31T12:08:57.82">
            <text:p>08.3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5">
            <text:p>4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combined data ==&gt; add info</text:p>
            <text:p><text:s/>1) account numbe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1T14:06:19.32">
            <text:p>09.0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6">
            <text:p>46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6T10:55:33.31">
            <text:p>09.0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7">
            <text:p>47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9-08T09:56:08.04">
            <text:p>09.0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48">
            <text:p>48</text:p>
          </table:table-cell>
          <table:table-cell table:style-name="ce17" office:value-type="string">
            <text:p>coding</text:p>
          </table:table-cell>
          <table:table-cell table:style-name="ce18" office:value-type="string">
            <text:p>ea-6.mq4 ==&gt; debug output lines → comment out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9-13T10:58:30.52">
            <text:p>09.13</text:p>
          </table:table-cell>
          <table:table-cell table:style-name="ce35"/>
          <table:table-cell table:style-name="ce38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8.1">
            <text:p>48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a-6.mq4 ==&gt; debug output lines → comment out</text:p>
            <text:p><text:s/>1) “cond_OrderModify_1 : ”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9-14T12:15:30.57">
            <text:p>09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18T12:02:54.48">
            <text:p>2020/9/18 12:02</text:p>
          </table:table-cell>
          <table:table-cell table:formula="of:=NOW()" office:value-type="date" office:date-value="2020-09-18T12:02:54.48">
            <text:p>2020/9/18 12:02</text:p>
          </table:table-cell>
          <table:table-cell table:formula="of:=NOW()" office:value-type="date" office:date-value="2020-09-18T12:02:54.48">
            <text:p>2020/9/18 12:0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4" table:formula="of:=NOW()" office:value-type="date" office:date-value="2020-09-18T12:02:54.48">
            <text:p>2020/9/18 12:02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18T12:02:54.57">
            <text:p>2020/9/18 12:02</text:p>
          </table:table-cell>
          <table:table-cell table:formula="of:=NOW()" office:value-type="date" office:date-value="2020-09-18T12:02:54.57">
            <text:p>2020/9/18 12:02</text:p>
          </table:table-cell>
          <table:table-cell table:formula="of:=NOW()" office:value-type="date" office:date-value="2020-09-18T12:02:54.57">
            <text:p>2020/9/18 12:0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9-18T12:02:54.65">
            <text:p>2020/9/18 12:02</text:p>
          </table:table-cell>
          <table:table-cell table:style-name="ce7" table:formula="of:=NOW()" office:value-type="date" office:date-value="2020-09-18T12:02:54.65">
            <text:p>2020/9/18 12:02</text:p>
          </table:table-cell>
          <table:table-cell table:style-name="ce7" table:formula="of:=NOW()" office:value-type="date" office:date-value="2020-09-18T12:02:54.65">
            <text:p>2020/9/18 12:0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4_stat-items" table:style-name="ta1" table:print="false">
        <office:forms form:automatic-focus="false" form:apply-design-mode="false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3" table:default-cell-style-name="ce44"/>
        <table:table-column table:style-name="co1" table:number-columns-repeated="1015" table:default-cell-style-name="ce45"/>
        <table:table-row table:style-name="ro19">
          <table:table-cell table:style-name="ce43" office:value-type="string">
            <text:p>status</text:p>
          </table:table-cell>
          <table:table-cell table:style-name="ce46" table:formula="of:=CONCATENATE(&quot;sn(&quot;;MAX([.B2:.B20]);&quot;)&quot;)" office:value-type="string" office:string-value="sn(3)">
            <text:p>sn(3)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description</text:p>
          </table:table-cell>
          <table:table-cell table:style-name="ce46" office:value-type="string">
            <text:p>platform</text:p>
          </table:table-cell>
          <table:table-cell table:style-name="ce46" office:value-type="string">
            <text:p>session id</text:p>
          </table:table-cell>
          <table:table-cell table:style-name="ce51" office:value-type="string">
            <text:p>register</text:p>
          </table:table-cell>
          <table:table-cell table:style-name="ce51" office:value-type="string">
            <text:p>started</text:p>
          </table:table-cell>
          <table:table-cell table:style-name="ce51" office:value-type="string">
            <text:p>comp</text:p>
          </table:table-cell>
          <table:table-cell table:style-name="ce46"/>
          <table:table-cell table:style-name="ce43" office:value-type="string">
            <text:p>*</text:p>
          </table:table-cell>
          <table:table-cell table:style-name="ce43" table:number-columns-repeated="1013"/>
        </table:table-row>
        <table:table-row table:style-name="ro14">
          <table:table-cell table:style-name="ce44"/>
          <table:table-cell table:style-name="ce47" office:value-type="float" office:value="1">
            <text:p>1</text:p>
          </table:table-cell>
          <table:table-cell table:style-name="ce48"/>
          <table:table-cell table:style-name="ce49" office:value-type="string">
            <text:p>table : (gain – loss) : price-wise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5">
          <table:table-cell table:style-name="ce44"/>
          <table:table-cell table:style-name="ce47" office:value-type="float" office:value="2">
            <text:p>2</text:p>
          </table:table-cell>
          <table:table-cell table:style-name="ce48"/>
          <table:table-cell table:style-name="ce49" office:value-type="string">
            <text:p>table : (gain / total) : num of incident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9">
          <table:table-cell table:style-name="ce44"/>
          <table:table-cell table:style-name="ce47" office:value-type="float" office:value="3">
            <text:p>3</text:p>
          </table:table-cell>
          <table:table-cell table:style-name="ce48"/>
          <table:table-cell table:style-name="ce49" office:value-type="string">
            <text:p>chart : period according to entrie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9">
          <table:table-cell table:style-name="ce44"/>
          <table:table-cell table:style-name="ce47"/>
          <table:table-cell table:style-name="ce48"/>
          <table:table-cell table:style-name="ce49" office:value-type="string">
            <text:p>table : total-loss-gain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style-name="ce44"/>
          <table:table-cell table:style-name="ce47"/>
          <table:table-cell table:style-name="ce48"/>
          <table:table-cell table:style-name="ce50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0">
          <table:table-cell table:number-columns-repeated="6" office:value-type="string">
            <text:p>*</text:p>
          </table:table-cell>
          <table:table-cell table:formula="of:=NOW()" office:value-type="date" office:date-value="2020-09-18T11:57:08.96">
            <text:p>2020/9/18 11:57</text:p>
          </table:table-cell>
          <table:table-cell table:formula="of:=NOW()" office:value-type="date" office:date-value="2020-09-18T11:57:08.96">
            <text:p>2020/9/18 11:57</text:p>
          </table:table-cell>
          <table:table-cell table:formula="of:=NOW()" office:value-type="date" office:date-value="2020-09-18T11:57:08.96">
            <text:p>2020/9/18 11:5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0">
          <table:table-cell table:number-columns-repeated="3"/>
          <table:table-cell table:style-name="ce44" table:formula="of:=NOW()" office:value-type="date" office:date-value="2020-09-18T11:57:08.96">
            <text:p>2020/9/18 11:57</text:p>
          </table:table-cell>
          <table:table-cell table:number-columns-repeated="1020"/>
        </table:table-row>
        <table:table-row table:style-name="ro20" table:number-rows-repeated="1048553">
          <table:table-cell table:number-columns-repeated="1024"/>
        </table:table-row>
        <table:table-row table:style-name="ro20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2:2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18T12:20:05.34</dc:date>
    <dc:creator>iwabuchi ken</dc:creator>
    <meta:editing-duration>P2DT12H27M16S</meta:editing-duration>
    <meta:editing-cycles>132</meta:editing-cycles>
    <meta:generator>OpenOffice/4.1.3$Win32 OpenOffice.org_project/413m1$Build-9783</meta:generator>
    <meta:document-statistic meta:table-count="5" meta:cell-count="658" meta:object-count="0"/>
  </office:meta>
</office:document-meta>
</file>